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365F91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ptos" style:font-name-asian="Aptos" style:font-name-complex="Aptos" fo:font-size="12pt" style:font-size-asian="12pt" style:font-size-complex="12pt"/>
    </style:style>
    <style:style style:name="ce6" style:family="table-cell" style:parent-style-name="Default" style:data-style-name="N19">
      <style:table-cell-properties style:vertical-align="to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ptos" style:font-name-asian="Aptos" style:font-name-complex="Apto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78555555555556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1.0066666666667cm" style:use-optimal-column-width="true"/>
    </style:style>
    <style:style style:name="co4" style:family="table-column">
      <style:table-column-properties fo:break-before="auto" style:column-width="12.6647222222222cm" style:use-optimal-column-width="true"/>
    </style:style>
    <style:style style:name="co5" style:family="table-column">
      <style:table-column-properties fo:break-before="auto" style:column-width="5.89138888888889cm" style:use-optimal-column-width="true"/>
    </style:style>
    <style:style style:name="co6" style:family="table-column">
      <style:table-column-properties fo:break-before="auto" style:column-width="3.22791666666667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Lecciones Aprendida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Proyecto:<text:span text:style-name="T1"> SensorControl App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Fecha:<text:span text:style-name="T1"> 10/12/2025</text:span>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5">
            <text:p>Qué pasó</text:p>
          </table:table-cell>
          <table:table-cell office:value-type="string" table:style-name="ce5">
            <text:p>Que haremos mejor</text:p>
          </table:table-cell>
          <table:table-cell office:value-type="string" table:style-name="ce5">
            <text:p>Responsable</text:p>
          </table:table-cell>
          <table:table-cell office:value-type="string" table:style-name="ce5">
            <text:p>Fecha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1">
            <text:p>La compatibilidad de sensores (R1) se detectó tarde en desarrollo</text:p>
          </table:table-cell>
          <table:table-cell office:value-type="string" table:style-name="ce1">
            <text:p>Realizar pruebas de compatibilidad con sensores reales desde la fase de diseño</text:p>
          </table:table-cell>
          <table:table-cell office:value-type="string" table:style-name="ce1">
            <text:p>Nasratullah Jabarkhil</text:p>
          </table:table-cell>
          <table:table-cell office:value-type="date" office:date-value="2025-11-20T00:00:00" table:style-name="ce6">
            <text:p>20/11/2025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1">
            <text:p>Los cambios en el código no tenían control de versiones al inicio (R2)</text:p>
          </table:table-cell>
          <table:table-cell office:value-type="string" table:style-name="ce1">
            <text:p>Implantar Git desde el día 1 del proyecto</text:p>
          </table:table-cell>
          <table:table-cell office:value-type="string" table:style-name="ce1">
            <text:p>Diego Santos</text:p>
          </table:table-cell>
          <table:table-cell office:value-type="date" office:date-value="2025-11-15T00:00:00" table:style-name="ce6">
            <text:p>15/11/2025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1">
            <text:p>La asesoría legal se contrató tarde (R3 pendiente)</text:p>
          </table:table-cell>
          <table:table-cell office:value-type="string" table:style-name="ce1">
            <text:p>Incluir revisión legal en la fase de planificación del proyecto</text:p>
          </table:table-cell>
          <table:table-cell office:value-type="string" table:style-name="ce1">
            <text:p>María López</text:p>
          </table:table-cell>
          <table:table-cell office:value-type="date" office:date-value="2025-11-18T00:00:00" table:style-name="ce6">
            <text:p>18/11/2025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1">
            <text:p>Hubo retrasos en pruebas por falta de sensores físicos (R5)</text:p>
          </table:table-cell>
          <table:table-cell office:value-type="string" table:style-name="ce1">
            <text:p>Reservar presupuesto o acuerdos previos para acceso a hardware de prueba</text:p>
          </table:table-cell>
          <table:table-cell office:value-type="string" table:style-name="ce1">
            <text:p>Nasratullah Jabarkhil</text:p>
          </table:table-cell>
          <table:table-cell office:value-type="date" office:date-value="2025-11-23T00:00:00" table:style-name="ce6">
            <text:p>23/11/2025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float" office:value="5" table:style-name="ce4">
            <text:p>5</text:p>
          </table:table-cell>
          <table:table-cell office:value-type="string" table:style-name="ce1">
            <text:p>La comunicación entre frontend y backend fue compleja inicialmente</text:p>
          </table:table-cell>
          <table:table-cell office:value-type="string" table:style-name="ce1">
            <text:p>Establecer reuniones técnicas semanales para alineación de APIs</text:p>
          </table:table-cell>
          <table:table-cell office:value-type="string" table:style-name="ce1">
            <text:p>Diego Santos &amp; Nasratullah Jabarkhil</text:p>
          </table:table-cell>
          <table:table-cell office:value-type="date" office:date-value="2025-11-27T00:00:00" table:style-name="ce6">
            <text:p>27/11/2025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float" office:value="6" table:style-name="ce4">
            <text:p>6</text:p>
          </table:table-cell>
          <table:table-cell office:value-type="string" table:style-name="ce1">
            <text:p>La seguridad IoT se abordó de manera reactiva (R6)</text:p>
          </table:table-cell>
          <table:table-cell office:value-type="string" table:style-name="ce1">
            <text:p>Incorporar auditorías de seguridad desde el diseño y no solo en pruebas</text:p>
          </table:table-cell>
          <table:table-cell office:value-type="string" table:style-name="ce1">
            <text:p>Diego Santos &amp; Anderson</text:p>
          </table:table-cell>
          <table:table-cell office:value-type="date" office:date-value="2025-11-21T00:00:00" table:style-name="ce6">
            <text:p>21/11/2025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float" office:value="7" table:style-name="ce4">
            <text:p>7</text:p>
          </table:table-cell>
          <table:table-cell office:value-type="string" table:style-name="ce1">
            <text:p>La interfaz inicial no fue validada pronto con usuarios reales (R9)</text:p>
          </table:table-cell>
          <table:table-cell office:value-type="string" table:style-name="ce1">
            <text:p>Realizar pruebas de usabilidad con prototipos en fases tempranas</text:p>
          </table:table-cell>
          <table:table-cell office:value-type="string" table:style-name="ce1">
            <text:p>Anderson</text:p>
          </table:table-cell>
          <table:table-cell office:value-type="date" office:date-value="2025-11-30T00:00:00" table:style-name="ce6">
            <text:p>30/11/2025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float" office:value="8" table:style-name="ce4">
            <text:p>8</text:p>
          </table:table-cell>
          <table:table-cell office:value-type="string" table:style-name="ce1">
            <text:p>El registro de riesgos se actualizaba de forma irregular</text:p>
          </table:table-cell>
          <table:table-cell office:value-type="string" table:style-name="ce1">
            <text:p>Integrar la revisión de riesgos en las reuniones diarias o semanales del equipo</text:p>
          </table:table-cell>
          <table:table-cell office:value-type="string" table:style-name="ce1">
            <text:p>Nasratullah Jabarkhil</text:p>
          </table:table-cell>
          <table:table-cell office:value-type="date" office:date-value="2025-11-10T00:00:00" table:style-name="ce6">
            <text:p>10/11/2025</text:p>
          </table:table-cell>
          <table:table-cell table:number-columns-repeated="16378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" svg:font-family="Aptos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Diego Santos Muñoz</meta:initial-creator>
    <dc:creator>Diego Santos Muñoz</dc:creator>
    <meta:creation-date>2025-12-10T10:15:09Z</meta:creation-date>
    <dc:date>2025-12-10T10:21:32Z</dc:date>
    <meta:editing-duration>PT0S</meta:editing-duration>
  </office:meta>
</office:document-meta>
</file>